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Atalante" svg:font-family="Atalant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Standard">
      <style:paragraph-properties style:text-autospace="none"/>
      <style:text-properties style:font-name="Times New Roman" fo:font-size="11pt" fo:language="fr" fo:country="FR" style:font-size-asian="11pt" style:font-size-complex="11pt"/>
    </style:style>
    <style:style style:name="P3" style:family="paragraph" style:parent-style-name="Standard">
      <style:paragraph-properties style:text-autospace="none"/>
      <style:text-properties style:font-name="Times New Roman" fo:font-size="11pt" style:font-size-asian="11pt" style:font-size-complex="11pt"/>
    </style:style>
    <style:style style:name="P4" style:family="paragraph" style:parent-style-name="Standard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text-properties fo:font-size="11pt" fo:language="fr" fo:country="FR" style:font-size-asian="11pt" style:font-size-complex="11pt"/>
    </style:style>
    <style:style style:name="P6" style:family="paragraph" style:parent-style-name="Standard">
      <style:paragraph-properties style:text-autospace="none"/>
      <style:text-properties fo:font-size="11pt" fo:language="fr" fo:country="FR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fo:font-size="11pt" style:font-size-asian="11pt" style:font-size-complex="11pt"/>
    </style:style>
    <style:style style:name="P9" style:family="paragraph" style:parent-style-name="Titre_20_Chapitre">
      <style:paragraph-properties fo:padding="0cm" fo:border="none" style:shadow="none">
        <style:tab-stops>
          <style:tab-stop style:position="27.7cm" style:type="right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Exo_20_1_29_">
      <style:text-properties style:font-name="Times New Roman" fo:font-size="11pt" style:font-size-asian="11pt" style:font-size-complex="11pt"/>
    </style:style>
    <style:style style:name="P11" style:family="paragraph" style:parent-style-name="Exo_20_1_29_" style:list-style-name="Numbering_20_1">
      <style:text-properties style:font-name="Times New Roman" fo:font-size="11pt" style:font-size-asian="11pt" style:font-size-complex="11pt"/>
    </style:style>
    <style:style style:name="P12" style:family="paragraph" style:parent-style-name="Exo_20_1_29_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13" style:family="paragraph" style:parent-style-name="Exo_20_1_29_">
      <style:text-properties fo:font-size="11pt" style:font-size-asian="11pt" style:font-size-complex="11pt"/>
    </style:style>
    <style:style style:name="P14" style:family="paragraph" style:parent-style-name="Exo_20_I_29_">
      <style:text-properties style:font-name="Times New Roman" fo:font-size="11pt" style:font-size-asian="11pt" style:font-size-complex="11pt"/>
    </style:style>
    <style:style style:name="P15" style:family="paragraph" style:parent-style-name="Exo_20_I_29_" style:list-style-name="Numbering_20_4">
      <style:text-properties style:font-name="Times New Roman" fo:font-size="11pt" style:font-size-asian="11pt" style:font-size-complex="11pt"/>
    </style:style>
    <style:style style:name="P16" style:family="paragraph" style:parent-style-name="Exo_20_I_29_">
      <style:paragraph-properties style:text-autospace="none"/>
      <style:text-properties style:font-name="Times New Roman" fo:font-size="11pt" fo:language="fr" fo:country="FR" fo:font-style="normal" style:font-size-asian="11pt" style:font-style-asian="normal" style:font-size-complex="11pt" style:font-style-complex="normal"/>
    </style:style>
    <style:style style:name="P17" style:family="paragraph" style:parent-style-name="Exo_20_I_29_" style:list-style-name="Numbering_20_4">
      <style:text-properties fo:font-size="11pt" style:font-size-asian="11pt" style:font-size-complex="11pt"/>
    </style:style>
    <style:style style:name="P18" style:family="paragraph" style:parent-style-name="Exo_20_I_29_" style:list-style-name="Numbering_20_4">
      <style:paragraph-properties fo:break-before="column"/>
      <style:text-properties style:font-name="Times New Roman" fo:font-size="11pt" officeooo:paragraph-rsid="0010b51b" style:font-size-asian="11pt" style:font-size-complex="11pt"/>
    </style:style>
    <style:style style:name="P19" style:family="paragraph" style:parent-style-name="Exo_20_I_29_">
      <style:paragraph-properties fo:break-before="column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Times New Roman" fo:background-color="transparent" loext:char-shading-value="0"/>
    </style:style>
    <style:style style:name="T4" style:family="text">
      <style:text-properties style:text-position="sub 58%" style:font-name="Times New Roman" fo:language="fr" fo:country="FR" fo:background-color="transparent" loext:char-shading-value="0"/>
    </style:style>
    <style:style style:name="T5" style:family="text">
      <style:text-properties style:text-position="sub 58%" style:font-name="Times New Roman" fo:language="fr" fo:country="FR" fo:font-style="normal" officeooo:rsid="0010b51b" fo:background-color="transparent" loext:char-shading-value="0" style:font-style-asian="normal" style:font-style-complex="normal"/>
    </style:style>
    <style:style style:name="T6" style:family="text">
      <style:text-properties style:text-position="sub 58%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fr" fo:country="FR"/>
    </style:style>
    <style:style style:name="T9" style:family="text">
      <style:text-properties fo:language="fr" fo:country="FR" fo:font-style="italic" style:font-style-asian="italic" style:font-style-complex="italic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tyle="italic" officeooo:rsid="0010b51b" style:font-style-asian="italic" style:font-style-complex="italic"/>
    </style:style>
    <style:style style:name="T12" style:family="text">
      <style:text-properties style:font-name="Times New Roman" fo:language="fr" fo:country="FR"/>
    </style:style>
    <style:style style:name="T13" style:family="text">
      <style:text-properties style:font-name="Times New Roman" fo:language="fr" fo:country="FR" fo:font-style="italic" officeooo:rsid="0010b51b" style:font-style-asian="italic" style:font-style-complex="italic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3" fo:column-gap="0.6cm">
          <style:column-sep style:width="0.035cm" style:color="#000000" style:height="100%" style:style="solid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ymétrie centrale - Exercices avec démonstration<text:tab/> 2.3</text:p>
      <text:p text:style-name="P4"/>
      <text:section text:style-name="Sect1" text:name="Section1">
        <text:list xml:id="list3801898564" text:style-name="Numbering_20_4">
          <text:list-item>
            <text:p text:style-name="P14">Le triangle <text:span text:style-name="T1">ABC</text:span> est tel que : <text:span text:style-name="T1">AB</text:span> = 5cm, <text:span text:style-name="T1">AC</text:span> = 4cm et <draw:frame draw:style-name="fr1" draw:name="Objet1" text:anchor-type="as-char" svg:y="-0.395cm" svg:width="1.817cm" svg:height="0.478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. On appelle <text:span text:style-name="T1">G</text:span> le milieu de [<text:span text:style-name="T1">AC</text:span>] et <text:span text:style-name="T1">D</text:span> le symétrique du point <text:span text:style-name="T1">B</text:span> par rapport à <text:span text:style-name="T1">G</text:span>.</text:p>
          </text:list-item>
        </text:list>
        <text:list xml:id="list788014539" text:style-name="Numbering_20_1">
          <text:list-item>
            <text:p text:style-name="P10">Quelle est la mesure de l'angle <draw:frame draw:style-name="fr1" draw:name="Objet2" text:anchor-type="as-char" svg:y="-0.397cm" svg:width="1.014cm" svg:height="0.476cm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 ?</text:p>
          </text:list-item>
          <text:list-item>
            <text:p text:style-name="P10">Déterminer la longueur <text:span text:style-name="T1">CD</text:span>.</text:p>
          </text:list-item>
        </text:list>
        <text:p text:style-name="P3"/>
        <text:list xml:id="list194159555697084" text:continue-list="list3801898564" text:style-name="Numbering_20_4">
          <text:list-item>
            <text:p text:style-name="P15">Soit (<text:span text:style-name="T11">C</text:span>) un cercle de centre <text:span text:style-name="T1">I</text:span> sur lequel on trace deux diamètres distincts [<text:span text:style-name="T1">AB</text:span>] et [<text:span text:style-name="T1">EF</text:span>].<text:line-break/><text:span text:style-name="T8">Démontrer que les droites (</text:span><text:span text:style-name="T9">AE</text:span><text:span text:style-name="T8">) et (</text:span><text:span text:style-name="T9">BF</text:span><text:span text:style-name="T8">) sont parallèles.</text:span></text:p>
          </text:list-item>
        </text:list>
        <text:p text:style-name="P2"/>
        <text:list xml:id="list194159604671736" text:continue-numbering="true" text:style-name="Numbering_20_4">
          <text:list-item>
            <text:p text:style-name="P14">Soit <text:span text:style-name="T1">ABC</text:span> un triangle, <text:span text:style-name="T1">D</text:span> un point de la droite (<text:span text:style-name="T1">AC</text:span><text:span text:style-name="T7">)</text:span> et <text:span text:style-name="T1">I</text:span> le milieu du segment [<text:span text:style-name="T1">BD</text:span>]. On appelle <text:span text:style-name="T1">E</text:span> et <text:span text:style-name="T1">F</text:span> les symétriques respectifs des points <text:span text:style-name="T1">A</text:span> et <text:span text:style-name="T1">C</text:span> par rapport au point <text:span text:style-name="T1">I</text:span>.</text:p>
          </text:list-item>
        </text:list>
        <text:list xml:id="list194158413182421" text:continue-list="list788014539" text:style-name="Numbering_20_1">
          <text:list-item text:start-value="1">
            <text:p text:style-name="P10">Prouver que les droites (<text:span text:style-name="T1">FA</text:span>) et (<text:span text:style-name="T1">CE</text:span>) sont parallèles.</text:p>
          </text:list-item>
          <text:list-item>
            <text:p text:style-name="P10">Prouver que les longueurs <text:span text:style-name="T1">FA</text:span> et <text:span text:style-name="T1">CE</text:span> sont égales.</text:p>
          </text:list-item>
          <text:list-item>
            <text:p text:style-name="P10">Prouver que les mesures des angles <draw:frame draw:style-name="fr1" draw:name="Objet5" text:anchor-type="as-char" svg:y="-0.393cm" svg:width="0.878cm" svg:height="0.476cm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 et <draw:frame draw:style-name="fr1" draw:name="Objet6" text:anchor-type="as-char" svg:y="-0.39cm" svg:width="0.834cm" svg:height="0.473cm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 sont égales.</text:p>
          </text:list-item>
          <text:list-item>
            <text:p text:style-name="P10">Prouver que les points <text:span text:style-name="T1">E</text:span>, <text:span text:style-name="T1">B</text:span> et <text:span text:style-name="T1">F</text:span> sont alignés.</text:p>
          </text:list-item>
        </text:list>
        <text:p text:style-name="P7"/>
        <text:list xml:id="list194158447902971" text:continue-list="list194159604671736" text:style-name="Numbering_20_4">
          <text:list-item>
            <text:p text:style-name="P15">Soit deux droites perpendiculaires (<text:span text:style-name="T1">d</text:span><text:span text:style-name="T2">1</text:span>) et (<text:span text:style-name="T1">d</text:span><text:span text:style-name="T2">2</text:span>). Soit <text:span text:style-name="T1">I</text:span> un point n'appartenant à aucune de ces deux droites, on appelle (<text:span text:style-name="T1">d</text:span><text:span text:style-name="T6">3</text:span>) la droite symétrique de (<text:span text:style-name="T1">d</text:span><text:span text:style-name="T2">1</text:span>) par rapport à <text:span text:style-name="T1">I</text:span>.<text:line-break/>Démontrer que (<text:span text:style-name="T1">d</text:span><text:span text:style-name="T6">3</text:span>) est perpendiculaire à (<text:span text:style-name="T1">d</text:span><text:span text:style-name="T2">2</text:span>).</text:p>
          </text:list-item>
        </text:list>
        <text:p text:style-name="P7"/>
        <text:list xml:id="list194159628951728" text:continue-numbering="true" text:style-name="Numbering_20_4">
          <text:list-item>
            <text:p text:style-name="P15">Soit un segment [<text:span text:style-name="T1">AB</text:span>] de médiatrice (<text:span text:style-name="T1">d</text:span>). On choisit sur (<text:span text:style-name="T1">d</text:span>) un point <text:span text:style-name="T1">I</text:span>, puis sur (<text:span text:style-name="T1">IA</text:span>) un point <text:span text:style-name="T1">C</text:span>. On appelle alors <text:span text:style-name="T1">D</text:span> le symétrique de <text:span text:style-name="T1">C</text:span> par rapport à (<text:span text:style-name="T1">d</text:span>).</text:p>
          </text:list-item>
        </text:list>
        <text:list xml:id="list194159687562278" text:continue-list="list194158413182421" text:style-name="Numbering_20_1">
          <text:list-item text:start-value="1">
            <text:p text:style-name="P12">Montrer que <text:span text:style-name="T1">I</text:span>, <text:span text:style-name="T1">B</text:span> et <text:span text:style-name="T1">D</text:span> sont alignés.</text:p>
          </text:list-item>
          <text:list-item>
            <text:p text:style-name="P10">Montrer que : <text:span text:style-name="T1">AC</text:span> = <text:span text:style-name="T1">BD</text:span>.</text:p>
          </text:list-item>
          <text:list-item>
            <text:p text:style-name="P10">Montrer que (<text:span text:style-name="T1">CD</text:span>) est parallèle à (<text:span text:style-name="T1">AB</text:span>).</text:p>
          </text:list-item>
        </text:list>
        <text:p text:style-name="P2"/>
        <text:list xml:id="list194158658894188" text:continue-list="list194159628951728" text:style-name="Numbering_20_4">
          <text:list-item>
            <text:p text:style-name="P18">Deux cer<text:span text:style-name="T10">cles (</text:span><text:span text:style-name="T11">C</text:span><text:span text:style-name="T3">1</text:span><text:span text:style-name="T10">) et (</text:span><text:span text:style-name="T11">C</text:span><text:span text:style-name="T3">2</text:span><text:span text:style-name="T10">) ont le</text:span> même centre <text:span text:style-name="T1">I</text:span> mais des rayons différents.<text:line-break/><text:span text:style-name="T8">Le segment [</text:span><text:span text:style-name="T9">AB</text:span><text:span text:style-name="T8">] est un diamètre du cercle </text:span><text:span text:style-name="T12">(</text:span><text:span text:style-name="T13">C</text:span><text:span text:style-name="T4">1</text:span><text:span text:style-name="T12">)</text:span><text:span text:style-name="T8"> et le segment [</text:span><text:span text:style-name="T9">CD</text:span><text:span text:style-name="T8">] est un diamètre du cercle </text:span><text:span text:style-name="T12">(</text:span><text:span text:style-name="T13">C</text:span><text:span text:style-name="T5">2</text:span><text:span text:style-name="T12">)</text:span><text:span text:style-name="T8">.</text:span></text:p>
          </text:list-item>
        </text:list>
        <text:list xml:id="list194158751295526" text:continue-list="list194159687562278" text:style-name="Numbering_20_1">
          <text:list-item text:start-value="1">
            <text:p text:style-name="P10">Démontrer que les droites (<text:span text:style-name="T1">AC</text:span>) et (<text:span text:style-name="T1">BD</text:span>) sont parallèles.</text:p>
          </text:list-item>
          <text:list-item>
            <text:p text:style-name="P10">Démontrer que les longueurs <text:span text:style-name="T1">AD</text:span> et <text:span text:style-name="T1">BC</text:span> sont égales.</text:p>
          </text:list-item>
          <text:list-item>
            <text:p text:style-name="P10">Démontrer que les angles <draw:frame draw:style-name="fr1" draw:name="Objet7" text:anchor-type="as-char" svg:y="-0.395cm" svg:width="0.972cm" svg:height="0.476cm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 et <draw:frame draw:style-name="fr1" draw:name="Objet8" text:anchor-type="as-char" svg:y="-0.395cm" svg:width="0.993cm" svg:height="0.476cm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 ont la même mesure.</text:p>
          </text:list-item>
        </text:list>
        <text:p text:style-name="P7"/>
        <text:list xml:id="list194159185222281" text:continue-list="list194158658894188" text:style-name="Numbering_20_4">
          <text:list-item>
            <text:p text:style-name="P14">Soit <text:span text:style-name="T1">ABD</text:span> un triangle rectangle en <text:span text:style-name="T1">A</text:span>, <text:span text:style-name="T1">I</text:span> le milieu de [<text:span text:style-name="T1">BD</text:span>] et <text:span text:style-name="T1">C</text:span> le symétrique de <text:span text:style-name="T1">A</text:span> par rapport à <text:span text:style-name="T1">I</text:span>.</text:p>
          </text:list-item>
        </text:list>
        <text:list xml:id="list194159557499032" text:continue-list="list194158751295526" text:style-name="Numbering_20_1">
          <text:list-item text:start-value="1">
            <text:p text:style-name="P10">Montrer que l'angle <draw:frame draw:style-name="fr1" draw:name="Objet3" text:anchor-type="as-char" svg:y="-0.395cm" svg:width="1.007cm" svg:height="0.476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 est droit.</text:p>
          </text:list-item>
          <text:list-item>
            <text:p text:style-name="P10">Montrer que les droites (<text:span text:style-name="T1">AB</text:span>) et (<text:span text:style-name="T1">CD</text:span>) sont parallèles.</text:p>
          </text:list-item>
          <text:list-item>
            <text:p text:style-name="P10">Montrer que l'angle <draw:frame draw:style-name="fr1" draw:name="Objet4" text:anchor-type="as-char" svg:y="-0.397cm" svg:width="1.025cm" svg:height="0.476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 est droit.</text:p>
          </text:list-item>
        </text:list>
        <text:p text:style-name="P2"/>
        <text:list xml:id="list194159108833273" text:continue-list="list194159185222281" text:style-name="Numbering_20_4">
          <text:list-item>
            <text:p text:style-name="P14">Soit un segment [<text:span text:style-name="T1">AB</text:span>] et (<text:span text:style-name="T1">d</text:span>) sa médiatrice. On appelle <text:span text:style-name="T1">I</text:span> le point d'intersection de [<text:span text:style-name="T1">AB</text:span>] avec (<text:span text:style-name="T1">d</text:span>).<text:line-break/>Déterminer le symétrique de <text:span text:style-name="T1">A</text:span> par rapport à <text:span text:style-name="T1">I</text:span>.</text:p>
          </text:list-item>
        </text:list>
        <text:p text:style-name="P2"/>
        <text:list xml:id="list194158445655601" text:continue-numbering="true" text:style-name="Numbering_20_4">
          <text:list-item>
            <text:p text:style-name="P16">Soit un quadrilatère <text:span text:style-name="T1">ABCD</text:span>. On appelle <text:span text:style-name="T1">E</text:span> et <text:span text:style-name="T1">F</text:span> les points tels que <text:span text:style-name="T1">A</text:span> soit le milieu de [<text:span text:style-name="T1">BE</text:span>] et aussi celui de [<text:span text:style-name="T1">DF</text:span>]. Puis, on défini <text:span text:style-name="T1">G</text:span> et <text:span text:style-name="T1">H,</text:span> les symétriques respectivement de <text:span text:style-name="T1">B</text:span> et <text:span text:style-name="T1">D</text:span> par rapport à <text:span text:style-name="T1">C.</text:span><text:line-break/>Montrer que : <text:span text:style-name="T1">EF</text:span> = <text:span text:style-name="T1">GH</text:span>.</text:p>
          </text:list-item>
        </text:list>
        <text:p text:style-name="P7"/>
        <text:list xml:id="list194158588968056" text:continue-numbering="true" text:style-name="Numbering_20_4">
          <text:list-item>
            <text:p text:style-name="P15">Soit un triangle <text:span text:style-name="T1">ABC</text:span> tel que <text:span text:style-name="T1">AB</text:span> = <text:span text:style-name="T1">AC</text:span> = 4cm et <text:span text:style-name="T1">BC</text:span> = 6cm. On construit alors <text:span text:style-name="T1">F</text:span> le symétrique de <text:span text:style-name="T1">C</text:span> par rapport à <text:span text:style-name="T1">B</text:span>, <text:span text:style-name="T1">E</text:span> le symétrique de <text:span text:style-name="T1">A</text:span> par rapport à <text:span text:style-name="T1">B</text:span> et <text:span text:style-name="T1">G</text:span> le symétrique de <text:span text:style-name="T1">F</text:span> par rapport à <text:span text:style-name="T1">E</text:span>.</text:p>
          </text:list-item>
        </text:list>
        <text:list xml:id="list194158898017936" text:continue-list="list194159557499032" text:style-name="Numbering_20_1">
          <text:list-item text:start-value="1">
            <text:p text:style-name="P10">Montrer que : <text:span text:style-name="T1">EF</text:span><text:span text:style-name="T7"> = 4cm</text:span>.</text:p>
          </text:list-item>
          <text:list-item>
            <text:p text:style-name="P11">Montrer que : <text:span text:style-name="T1">EG</text:span><text:span text:style-name="T7"> = 4cm</text:span>.</text:p>
          </text:list-item>
          <text:list-item>
            <text:p text:style-name="P10">Montrer que (<text:span text:style-name="T1">EG</text:span>) est parallèle à (<text:span text:style-name="T1">AC</text:span>).</text:p>
          </text:list-item>
        </text:list>
        <text:p text:style-name="P6"/>
        <text:list xml:id="list194158382229404" text:continue-list="list194158588968056" text:style-name="Numbering_20_4">
          <text:list-item>
            <text:p text:style-name="P19"><text:span text:style-name="T10">Le triangle </text:span>ABC<text:span text:style-name="T10"> est isocèle en </text:span>A<text:span text:style-name="T10"> et </text:span>D<text:span text:style-name="T10"> est le symétrique de </text:span>B<text:span text:style-name="T10"> par rapport à </text:span>A<text:span text:style-name="T10">.<text:line-break/>Montrer que le triangle </text:span>ADC<text:span text:style-name="T10"> est isocèle.</text:span></text:p>
          </text:list-item>
        </text:list>
        <text:p text:style-name="P2"/>
        <text:list xml:id="list194159960605852" text:continue-numbering="true" text:style-name="Numbering_20_4">
          <text:list-item>
            <text:p text:style-name="P14">On considère un triangle <text:span text:style-name="T1">ABC</text:span>. On désigne par <text:span text:style-name="T1">I</text:span> et <text:span text:style-name="T1">J</text:span> les milieux respectifs des segments [<text:span text:style-name="T1">AB</text:span>] et [<text:span text:style-name="T1">AC</text:span>]. Soit <text:span text:style-name="T1">E</text:span> le symétrique de <text:span text:style-name="T1">C</text:span> par rapport à <text:span text:style-name="T1">I</text:span> et <text:span text:style-name="T1">F</text:span> le symétrique de <text:span text:style-name="T1">E</text:span> par rapport à <text:span text:style-name="T1">J</text:span>.</text:p>
          </text:list-item>
        </text:list>
        <text:list xml:id="list194159296412974" text:continue-list="list194158898017936" text:style-name="Numbering_20_1">
          <text:list-item text:start-value="1">
            <text:p text:style-name="P10">Montrer que <text:span text:style-name="T1">EA</text:span> = <text:span text:style-name="T1">BC</text:span><text:span text:style-name="T7"> et (</text:span><text:span text:style-name="T1">EA</text:span><text:span text:style-name="T7">) est parallèle à (</text:span><text:span text:style-name="T1">BC</text:span><text:span text:style-name="T7">)</text:span>.</text:p>
          </text:list-item>
          <text:list-item>
            <text:p text:style-name="P10">Montrer que <text:span text:style-name="T1">CF</text:span> = <text:span text:style-name="T1">BC</text:span><text:span text:style-name="T7"> et que </text:span><text:span text:style-name="T1">B</text:span><text:span text:style-name="T7">, </text:span><text:span text:style-name="T1">C</text:span><text:span text:style-name="T7"> et </text:span><text:span text:style-name="T1">F</text:span><text:span text:style-name="T7"> sont alignés</text:span>.</text:p>
          </text:list-item>
          <text:list-item>
            <text:p text:style-name="P10">Montrer que <text:span text:style-name="T1">F</text:span> est le symétrique de <text:span text:style-name="T1">B</text:span> par rapport à <text:span text:style-name="T1">C</text:span>.</text:p>
          </text:list-item>
        </text:list>
        <text:p text:style-name="P5"/>
        <text:list xml:id="list194159460310735" text:continue-list="list194159960605852" text:style-name="Numbering_20_4">
          <text:list-item>
            <text:p text:style-name="P17"><text:span text:style-name="T10">Soit un triangle </text:span><text:span text:style-name="T1">ABC</text:span><text:span text:style-name="T10">, </text:span><text:span text:style-name="T1">I</text:span><text:span text:style-name="T10"> le milieu de [</text:span><text:span text:style-name="T1">BC</text:span><text:span text:style-name="T10">], et (</text:span><text:span text:style-name="T1">d</text:span><text:span text:style-name="T10">) la médiatrice de [</text:span><text:span text:style-name="T1">BC</text:span><text:span text:style-name="T10">]. (</text:span><text:span text:style-name="T1">d</text:span><text:span text:style-name="T10">) coupe (</text:span><text:span text:style-name="T1">AB</text:span><text:span text:style-name="T10">) en </text:span><text:span text:style-name="T1">J</text:span><text:span text:style-name="T10">. On appelle </text:span><text:span text:style-name="T1">D</text:span><text:span text:style-name="T10"> le symétrique de </text:span><text:span text:style-name="T1">A</text:span><text:span text:style-name="T10"> par rapport à </text:span><text:span text:style-name="T1">I</text:span><text:span text:style-name="T10"> puis </text:span><text:span text:style-name="T1">E</text:span><text:span text:style-name="T10"> le symétrique de </text:span><text:span text:style-name="T1">A</text:span><text:span text:style-name="T10"> par rapport à (</text:span><text:span text:style-name="T1">d</text:span><text:span text:style-name="T10">) et </text:span><text:span text:style-name="T1">K</text:span><text:span text:style-name="T10"> le symétrique de </text:span><text:span text:style-name="T1">J</text:span><text:span text:style-name="T10"> par rapport à </text:span><text:span text:style-name="T1">I</text:span><text:span text:style-name="T10">.</text:span></text:p>
          </text:list-item>
        </text:list>
        <text:list xml:id="list194158374168291" text:continue-list="list194159296412974" text:style-name="Numbering_20_1">
          <text:list-item text:start-value="1">
            <text:p text:style-name="P13">Démontrer que les points <text:span text:style-name="T1">K</text:span>, <text:span text:style-name="T1">D</text:span> et <text:span text:style-name="T1">C</text:span> sont alignés.</text:p>
          </text:list-item>
          <text:list-item>
            <text:p text:style-name="P13">Démontrer que : <text:span text:style-name="T1">AC</text:span> = <text:span text:style-name="T1">BE.</text:span></text:p>
          </text:list-item>
          <text:list-item>
            <text:p text:style-name="P13"><text:span text:style-name="T7">Démontrer </text:span>que : <text:span text:style-name="T1">AC</text:span> = <text:span text:style-name="T1">BD</text:span>.</text:p>
          </text:list-item>
          <text:list-item>
            <text:p text:style-name="P13">En déduire la nature du triangle <text:span text:style-name="T1">BED</text:span>.</text:p>
          </text:list-item>
        </text:list>
        <text:p text:style-name="P7"/>
        <text:list xml:id="list194158655351109" text:continue-list="list194159460310735" text:style-name="Numbering_20_4">
          <text:list-item>
            <text:p text:style-name="P15"><text:span text:style-name="T7">(</text:span><text:span text:style-name="T1">d</text:span><text:span text:style-name="T6">1</text:span><text:span text:style-name="T7">) et (</text:span><text:span text:style-name="T1">d</text:span><text:span text:style-name="T6">2</text:span><text:span text:style-name="T7">)</text:span> sont deux droites sécantes en un point <text:span text:style-name="T1">I</text:span>. Soit <text:span text:style-name="T1">A</text:span> un point n'appartenant à aucune de ces deux droites. On construit successivement le point <text:span text:style-name="T1">B</text:span> symétrique de <text:span text:style-name="T1">A</text:span> par rapport à <text:span text:style-name="T7">(</text:span><text:span text:style-name="T1">d</text:span><text:span text:style-name="T6">1</text:span><text:span text:style-name="T7">),</text:span> puis le point <text:span text:style-name="T1">C</text:span> symétrique de <text:span text:style-name="T1">B</text:span> par rapport à <text:span text:style-name="T7">(</text:span><text:span text:style-name="T1">d</text:span><text:span text:style-name="T6">2</text:span><text:span text:style-name="T7">) </text:span>et enfin le point <text:span text:style-name="T1">D</text:span> symétrique de <text:span text:style-name="T1">C</text:span> par rapport au point <text:span text:style-name="T1">I</text:span>.</text:p>
          </text:list-item>
        </text:list>
        <text:list xml:id="list194158572333486" text:continue-list="list194158374168291" text:style-name="Numbering_20_1">
          <text:list-item text:start-value="1">
            <text:p text:style-name="P10">Démontrer que : I<text:span text:style-name="T1">A</text:span> = I<text:span text:style-name="T1">B</text:span> = I<text:span text:style-name="T1">C</text:span> = I<text:span text:style-name="T1">D</text:span>.</text:p>
          </text:list-item>
          <text:list-item>
            <text:p text:style-name="P10">Que peux-t-on en déduire concernant les points <text:span text:style-name="T1">A</text:span>, <text:span text:style-name="T1">B</text:span>, <text:span text:style-name="T1">C</text:span> et <text:span text:style-name="T1">D</text:span> ?</text:p>
          </text:list-item>
        </text:list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Atalante" svg:font-family="Atalant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0cm" fo:margin-bottom="0.199cm" loext:contextual-spacing="false" style:page-number="auto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99cm" loext:contextual-spacing="false" fo:text-indent="0cm" style:auto-text-indent="false" style:page-number="auto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loext:contextual-spacing="false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list-style-name="Numbering_20_4">
      <style:paragraph-properties fo:padding="0cm" fo:border-left="none" fo:border-right="none" fo:border-top="0.99pt solid #000000" fo:border-bottom="none" style:shadow="none" style:text-autospace="none"/>
      <style:text-properties fo:font-size="12pt" fo:language="fr" fo:country="FR" style:font-size-asian="12pt" style:font-size-complex="12pt"/>
    </style:style>
    <style:style style:name="Exo_20_1_29_" style:display-name="Exo 1)" style:family="paragraph" style:parent-style-name="Standard" style:list-style-name="Numbering_20_1">
      <style:paragraph-properties fo:margin-left="0.499cm" fo:margin-right="0cm" fo:text-indent="0cm" style:auto-text-indent="false" style:text-autospace="none"/>
      <style:text-properties fo:font-size="12pt" fo:language="fr" fo:country="FR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symetrie-centrale-exos-demonstrations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meta:initial-creator>Thibaud FONTANET</meta:initial-creator>
    <meta:creation-date>2006-09-10T11:53:40</meta:creation-date>
    <dc:date>2017-07-26T19:41:57.781000000</dc:date>
    <meta:print-date>2010-09-20T18:54:27.02</meta:print-date>
    <dc:language>fr-FR</dc:language>
    <meta:editing-cycles>130</meta:editing-cycles>
    <meta:editing-duration>P1DT16H49M2S</meta:editing-duration>
    <meta:printed-by>Véronique et Thibaud FONTANET</meta:printed-by>
    <meta:document-statistic meta:table-count="0" meta:image-count="0" meta:object-count="8" meta:page-count="1" meta:paragraph-count="43" meta:word-count="784" meta:character-count="3746" meta:non-whitespace-character-count="30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over accent="true">
      <mi mathvariant="italic">DCB</mi>
      <mo stretchy="true">^</mo>
    </mover>
    <annotation encoding="StarMath 5.0"> widehat {DCB}</annotation>
  </semantics>
</math>
</file>

<file path=Object 10/content.xml><?xml version="1.0" encoding="utf-8"?>
<math xmlns="http://www.w3.org/1998/Math/MathML" display="block">
  <semantics>
    <mover accent="true">
      <mi mathvariant="italic">ACD</mi>
      <mo stretchy="true">^</mo>
    </mover>
    <annotation encoding="StarMath 5.0"> widehat {ACD}</annotation>
  </semantics>
</math>
</file>

<file path=Object 11/content.xml><?xml version="1.0" encoding="utf-8"?>
<math xmlns="http://www.w3.org/1998/Math/MathML" display="block">
  <semantics>
    <mover accent="true">
      <mi mathvariant="italic">IAD</mi>
      <mo stretchy="true">^</mo>
    </mover>
    <annotation encoding="StarMath 5.0"> widehat {IAD}</annotation>
  </semantics>
</math>
</file>

<file path=Object 12/content.xml><?xml version="1.0" encoding="utf-8"?>
<math xmlns="http://www.w3.org/1998/Math/MathML" display="block">
  <semantics>
    <mover accent="true">
      <mi mathvariant="italic">IEB</mi>
      <mo stretchy="true">^</mo>
    </mover>
    <annotation encoding="StarMath 5.0"> widehat {IEB}</annotation>
  </semantics>
</math>
</file>

<file path=Object 13/content.xml><?xml version="1.0" encoding="utf-8"?>
<math xmlns="http://www.w3.org/1998/Math/MathML" display="block">
  <semantics>
    <mover accent="true">
      <mi mathvariant="italic">ACB</mi>
      <mo stretchy="true">^</mo>
    </mover>
    <annotation encoding="StarMath 5.0"> widehat {ACB}</annotation>
  </semantics>
</math>
</file>

<file path=Object 14/content.xml><?xml version="1.0" encoding="utf-8"?>
<math xmlns="http://www.w3.org/1998/Math/MathML" display="block">
  <semantics>
    <mover accent="true">
      <mi mathvariant="italic">ADB</mi>
      <mo stretchy="true">^</mo>
    </mover>
    <annotation encoding="StarMath 5.0"> widehat {ADB}</annotation>
  </semantics>
</math>
</file>

<file path=Object 2/content.xml><?xml version="1.0" encoding="utf-8"?>
<math xmlns="http://www.w3.org/1998/Math/MathML" display="block">
  <semantics>
    <mover accent="true">
      <mi mathvariant="italic">ADC</mi>
      <mo stretchy="true">^</mo>
    </mover>
    <annotation encoding="StarMath 5.0"> widehat {ADC}</annotation>
  </semantics>
</math>
</file>

<file path=Object 9/content.xml><?xml version="1.0" encoding="utf-8"?>
<math xmlns="http://www.w3.org/1998/Math/MathML" display="block">
  <semantics>
    <mrow>
      <mover accent="true">
        <mi mathvariant="italic">BAC</mi>
        <mo stretchy="true">^</mo>
      </mover>
      <mo stretchy="false">=</mo>
      <msup>
        <mn>40</mn>
        <mo stretchy="false">∘</mo>
      </msup>
    </mrow>
    <annotation encoding="StarMath 5.0"> widehat {BAC} = {40} ^circ </annotation>
  </semantics>
</math>
</file>